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color="#21409a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Canvas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table:formula="of:=[.B3]*[.C3]" office:value-type="float" office:value="1350000" calcext:value-type="float">
            <text:p>1350000</text:p>
          </table:table-cell>
          <table:table-cell table:style-name="ce4" table:formula="of:=[.B3]/[.C3]" office:value-type="float" office:value="1.66666666666667" calcext:value-type="float">
            <text:p>1.67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4"/>
        </table:table-row>
        <table:table-row table:style-name="ro1">
          <table:table-cell office:value-type="string" calcext:value-type="string">
            <text:p>Original Photo</text:p>
          </table:table-cell>
          <table:table-cell table:style-name="ce1" office:value-type="float" office:value="4608" calcext:value-type="float">
            <text:p>4608</text:p>
          </table:table-cell>
          <table:table-cell table:style-name="ce1" office:value-type="float" office:value="3072" calcext:value-type="float">
            <text:p>3072</text:p>
          </table:table-cell>
          <table:table-cell table:style-name="ce1"/>
          <table:table-cell table:style-name="ce4" table:formula="of:=[.B5]/[.C5]" office:value-type="float" office:value="1.5" calcext:value-type="float">
            <text:p>1.50</text:p>
          </table:table-cell>
        </table:table-row>
        <table:table-row table:style-name="ro1">
          <table:table-cell office:value-type="string" calcext:value-type="string">
            <text:p>Resized Photos</text:p>
          </table:table-cell>
          <table:table-cell table:style-name="ce1" table:formula="of:=[.B3]/[.B8]" office:value-type="float" office:value="652.173913043478" calcext:value-type="float">
            <text:p>652</text:p>
          </table:table-cell>
          <table:table-cell table:style-name="ce1" table:formula="of:=[.B6]/[.E5]" office:value-type="float" office:value="434.782608695652" calcext:value-type="float">
            <text:p>435</text:p>
          </table:table-cell>
          <table:table-cell table:style-name="ce1"/>
          <table:table-cell table:style-name="ce4" table:formula="of:=[.B6]/[.C6]" office:value-type="float" office:value="1.5" calcext:value-type="float">
            <text:p>1.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tio to Background</text:p>
          </table:table-cell>
          <table:table-cell table:style-name="ce2" office:value-type="float" office:value="2.3" calcext:value-type="float">
            <text:p>2.3</text:p>
          </table:table-cell>
          <table:table-cell table:style-name="ce3" table:formula="of:=[.C3]/[.C6]" office:value-type="float" office:value="2.07" calcext:value-type="float">
            <text:p>2.07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Ratio to Original</text:p>
          </table:table-cell>
          <table:table-cell table:formula="of:=[.B5]/[.B6]" office:value-type="float" office:value="7.0656" calcext:value-type="float">
            <text:p>7.0656</text:p>
          </table:table-cell>
          <table:table-cell table:formula="of:=[.C5]/[.C6]" office:value-type="float" office:value="7.0656" calcext:value-type="float">
            <text:p>7.065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rtical whitespace ratio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om Offs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sized Photo Height</text:p>
          </table:table-cell>
          <table:table-cell table:formula="of:=[.C14]*[.E5]" office:value-type="float" office:value="627" calcext:value-type="float">
            <text:p>627</text:p>
          </table:table-cell>
          <table:table-cell table:formula="of:=(1-[.C11])*([.C3]-[.C12])/2" office:value-type="float" office:value="418" calcext:value-type="float">
            <text:p>418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Whitespace Ratio</text:p>
          </table:table-cell>
          <table:table-cell table:number-columns-repeated="3"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Photo Ratio</text:p>
          </table:table-cell>
          <table:table-cell table:formula="of:=[.C18]*[.$E$5]" office:value-type="float" office:value="675" calcext:value-type="float">
            <text:p>675</text:p>
          </table:table-cell>
          <table:table-cell table:formula="of:=SQRT([.$D18]/[.$E$5])" office:value-type="float" office:value="450" calcext:value-type="float">
            <text:p>450</text:p>
          </table:table-cell>
          <table:table-cell table:formula="of:=[.D3]*[.E18]/4" office:value-type="float" office:value="303750" calcext:value-type="float">
            <text:p>30375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Mid Line Paddin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6" loext:min-decimal-places="16" number:min-integer-digits="1"/>
    </number:number-style>
    <number:number-style style:name="N130">
      <number:number number:decimal-places="17" loext:min-decimal-places="17" number:min-integer-digits="1"/>
    </number:number-style>
    <number:number-style style:name="N131">
      <number:number number:decimal-places="18" loext:min-decimal-places="18" number:min-integer-digits="1"/>
    </number:number-style>
    <number:number-style style:name="N132">
      <number:number number:decimal-places="19" loext:min-decimal-places="1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 style:data-style-name="N2" text:time-value="15:27:31.209082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00:57:08.215448072</meta:creation-date>
    <dc:date>2019-02-18T15:55:55.920366771</dc:date>
    <meta:editing-duration>PT1H31M55S</meta:editing-duration>
    <meta:editing-cycles>1</meta:editing-cycles>
    <meta:generator>LibreOffice/6.0.7.3$Linux_X86_64 LibreOffice_project/00m0$Build-3</meta:generator>
    <meta:document-statistic meta:table-count="1" meta:cell-count="38" meta:object-count="0"/>
  </office:meta>
</office:document-meta>
</file>